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svg:stroke-width="0.2cm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4cm" svg:x="8.5cm" svg:y="1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4cm" svg:x="8.5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4cm" svg:x="9.5cm" svg:y="1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4cm" svg:x="15.5cm" svg:y="11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4cm" svg:x="9.5cm" svg:y="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4cm" svg:x="15.5cm" svg:y="7cm">
          <text:p text:style-name="P1">6</text:p>
          <draw:enhanced-geometry svg:viewBox="0 0 21600 21600" draw:type="rectangle" draw:enhanced-path="M 0 0 L 21600 0 21600 21600 0 21600 0 0 Z N"/>
        </draw:custom-shape>
        <draw:frame draw:style-name="gr3" draw:layer="layout" svg:width="1cm" svg:height="1.25cm" svg:x="8.5cm" svg:y="8.5cm">
          <draw:text-box>
            <text:p>2</text:p>
          </draw:text-box>
        </draw:frame>
        <draw:line draw:style-name="gr4" draw:text-style-name="P1" draw:layer="layout" svg:x1="8.5cm" svg:y1="11cm" svg:x2="9.5cm" svg:y2="11cm">
          <text:p/>
        </draw:line>
        <draw:line draw:style-name="gr4" draw:text-style-name="P1" draw:layer="layout" svg:x1="15.5cm" svg:y1="11cm" svg:x2="16.5cm" svg:y2="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08T12:53:39</meta:creation-date>
    <dc:date>2009-04-08T12:57:47</dc:date>
    <meta:editing-duration>PT00H04M09S</meta:editing-duration>
    <meta:editing-cycles>1</meta:editing-cycles>
    <meta:document-statistic meta:object-count="9"/>
    <meta:generator>OpenOffice.org/3.0$Linux OpenOffice.org_project/300m15$Build-9379</meta:generator>
  </office:meta>
</office:document-meta>
</file>